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PAPGothic" svg:font-family="IPAPGothic" style:font-family-generic="system" style:font-pitch="variable"/>
    <style:font-face style:name="IPAexゴシック" svg:font-family="IPAexゴシック" style:font-family-generic="system" style:font-pitch="variable"/>
    <style:font-face style:name="IPAexゴシック1" svg:font-family="IPAexゴシック" style:font-family-generic="swiss" style:font-pitch="variable"/>
    <style:font-face style:name="IPAex明朝" svg:font-family="IPAex明朝" style:font-family-generic="roman" style:font-pitch="variable"/>
    <style:font-face style:name="IPAex明朝1" svg:font-family="IPAex明朝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8.75cm" fo:min-width="53.1cm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592cm" fo:min-width="13.742cm" fo:padding-top="0.204cm" fo:padding-bottom="0.204cm" fo:padding-left="0.329cm" fo:padding-right="0.329cm"/>
    </style:style>
    <style:style style:name="gr5" style:family="graphic" style:parent-style-name="standard">
      <style:graphic-properties svg:stroke-width="0.159cm" svg:stroke-color="#ed4c05" draw:marker-start-width="0.438cm" draw:marker-end-width="0.438cm" draw:fill-color="#ffaa95" draw:textarea-horizontal-align="justify" draw:textarea-vertical-align="middle" draw:auto-grow-height="false" fo:min-height="1.392cm" fo:min-width="1.342cm" fo:padding-top="0.204cm" fo:padding-bottom="0.204cm" fo:padding-left="0.329cm" fo:padding-right="0.329cm"/>
    </style:style>
    <style:style style:name="gr6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1.342cm" fo:min-width="0.244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0.432cm" fo:min-width="0.485cm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59cm" svg:stroke-color="#000000" draw:marker-start-width="0.438cm" draw:marker-end="線の終点_20_2" draw:marker-end-width="0.538cm" draw:stroke-linejoin="round" svg:stroke-linecap="round" draw:fill="none" draw:textarea-vertical-align="middle" fo:padding-top="0.204cm" fo:padding-bottom="0.204cm" fo:padding-left="0.329cm" fo:padding-right="0.329cm"/>
    </style:style>
    <style:style style:name="gr9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1.168cm" fo:min-width="0.157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0.352cm" fo:min-width="0.375cm" fo:padding-top="0.178cm" fo:padding-bottom="0.178cm" fo:padding-left="0.303cm" fo:padding-right="0.303cm"/>
    </style:style>
    <style:style style:name="gr11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392cm" fo:min-width="1.342cm" fo:padding-top="0.204cm" fo:padding-bottom="0.204cm" fo:padding-left="0.329cm" fo:padding-right="0.329cm"/>
    </style:style>
    <style:style style:name="gr12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1.624cm" fo:min-width="0.384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draw:marker-start-width="0.359cm" draw:marker-end-width="0.359cm" draw:fill-color="#b4c7dc" draw:textarea-horizontal-align="justify" draw:textarea-vertical-align="middle" draw:auto-grow-height="false" fo:min-height="0.564cm" fo:min-width="0.668cm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1.624cm" fo:min-width="0.384cm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svg:stroke-color="#168253" draw:marker-start-width="0.359cm" draw:marker-end-width="0.359cm" draw:fill-color="#b3cac7" draw:textarea-horizontal-align="justify" draw:textarea-vertical-align="middle" draw:auto-grow-height="false" fo:min-height="0.564cm" fo:min-width="0.668cm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standard">
      <style:graphic-properties svg:stroke-width="0.282cm" svg:stroke-color="#e8a202" draw:marker-start-width="0.622cm" draw:marker-end-width="0.622cm" draw:fill-color="#ffde59" draw:textarea-horizontal-align="justify" draw:textarea-vertical-align="middle" draw:auto-grow-height="false" fo:min-height="1.602cm" fo:min-width="13.372cm" fo:padding-top="0.265cm" fo:padding-bottom="0.265cm" fo:padding-left="0.39cm" fo:padding-right="0.39cm"/>
    </style:style>
    <style:style style:name="gr18" style:family="graphic" style:parent-style-name="objectwithoutfill">
      <style:graphic-properties svg:stroke-width="0.106cm" svg:stroke-color="#666666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svg:stroke-width="0.159cm" svg:stroke-color="#2a6099" draw:marker-start-width="0.438cm" draw:marker-end-width="0.438cm" draw:fill-color="#b4c7dc" draw:textarea-horizontal-align="justify" draw:textarea-vertical-align="middle" draw:auto-grow-height="false" fo:min-height="1.006cm" fo:min-width="0.756cm" fo:padding-top="0.204cm" fo:padding-bottom="0.204cm" fo:padding-left="0.329cm" fo:padding-right="0.329cm"/>
    </style:style>
    <style:style style:name="gr20" style:family="graphic" style:parent-style-name="standard">
      <style:graphic-properties svg:stroke-width="0.159cm" svg:stroke-color="#158466" draw:marker-start-width="0.438cm" draw:marker-end-width="0.438cm" draw:fill-color="#b3cac7" draw:textarea-horizontal-align="justify" draw:textarea-vertical-align="middle" draw:auto-grow-height="false" fo:min-height="1.006cm" fo:min-width="0.756cm" fo:padding-top="0.204cm" fo:padding-bottom="0.204cm" fo:padding-left="0.329cm" fo:padding-right="0.329cm"/>
    </style:style>
    <style:style style:name="gr21" style:family="graphic" style:parent-style-name="standard">
      <style:graphic-properties svg:stroke-width="0.282cm" svg:stroke-color="#e8a202" draw:marker-start-width="0.622cm" draw:marker-end-width="0.622cm" draw:fill-color="#ffde59" draw:textarea-horizontal-align="justify" draw:textarea-vertical-align="middle" draw:auto-grow-height="false" fo:min-height="1.48cm" fo:min-width="13.25cm" fo:padding-top="0.265cm" fo:padding-bottom="0.265cm" fo:padding-left="0.39cm" fo:padding-right="0.39cm"/>
    </style:style>
    <style:style style:name="gr22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164cm" fo:min-width="0.914cm" fo:padding-top="0.204cm" fo:padding-bottom="0.204cm" fo:padding-left="0.329cm" fo:padding-right="0.329cm"/>
    </style:style>
    <style:style style:name="gr23" style:family="graphic" style:parent-style-name="standard">
      <style:graphic-properties svg:stroke-width="0.159cm" svg:stroke-color="#e8a202" draw:marker-start-width="0.438cm" draw:marker-end-width="0.438cm" draw:fill-color="#ffe994" draw:textarea-horizontal-align="justify" draw:textarea-vertical-align="middle" draw:auto-grow-height="false" fo:min-height="1.006cm" fo:min-width="0.756cm" fo:padding-top="0.204cm" fo:padding-bottom="0.204cm" fo:padding-left="0.329cm" fo:padding-right="0.329cm"/>
    </style:style>
    <style:style style:name="gr24" style:family="graphic" style:parent-style-name="standard">
      <style:graphic-properties svg:stroke-color="#ffffff" draw:fill-color="#ffffff" draw:textarea-horizontal-align="justify" draw:textarea-vertical-align="middle" draw:auto-grow-height="false" fo:min-height="24.75cm" fo:min-width="60.3cm"/>
    </style:style>
    <style:style style:name="gr25" style:family="graphic" style:parent-style-name="standard">
      <style:graphic-properties svg:stroke-width="0.159cm" svg:stroke-color="#000000" draw:marker-start-width="0.438cm" draw:marker-end-width="0.438cm" draw:fill="solid" draw:fill-color="#b2b2b2" draw:textarea-horizontal-align="justify" draw:textarea-vertical-align="middle" draw:auto-grow-height="false" fo:min-height="1.55cm" fo:min-width="28.5cm" fo:padding-top="0.204cm" fo:padding-bottom="0.204cm" fo:padding-left="0.329cm" fo:padding-right="0.329cm"/>
    </style:style>
    <style:style style:name="gr26" style:family="graphic" style:parent-style-name="standard">
      <style:graphic-properties svg:stroke-width="0.106cm" svg:stroke-color="#666666" draw:marker-start-width="0.359cm" draw:marker-end-width="0.359cm" draw:fill-color="#fbebab" draw:textarea-horizontal-align="justify" draw:textarea-vertical-align="middle" draw:auto-grow-height="false" fo:min-height="2.444cm" fo:min-width="1.794cm" fo:padding-top="0.178cm" fo:padding-bottom="0.178cm" fo:padding-left="0.303cm" fo:padding-right="0.303cm"/>
    </style:style>
    <style:style style:name="gr27" style:family="graphic" style:parent-style-name="standard">
      <style:graphic-properties svg:stroke-color="#bbe33d" draw:fill-color="#bbe33d" draw:textarea-horizontal-align="justify" draw:textarea-vertical-align="middle" draw:auto-grow-height="false" fo:min-height="7.55cm" fo:min-width="6.7cm"/>
    </style:style>
    <style:style style:name="gr28" style:family="graphic" style:parent-style-name="standard">
      <style:graphic-properties svg:stroke-width="0.106cm" svg:stroke-color="#666666" draw:marker-start-width="0.359cm" draw:marker-end-width="0.359cm" draw:textarea-horizontal-align="justify" draw:textarea-vertical-align="middle" draw:auto-grow-height="false" fo:min-height="0.428cm" fo:min-width="2.084cm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666666" draw:marker-start-width="0.359cm" draw:marker-end-width="0.359cm" draw:fill-color="#ff6d6d" draw:textarea-horizontal-align="justify" draw:textarea-vertical-align="middle" draw:auto-grow-height="false" fo:min-height="0.428cm" fo:min-width="2.084cm" fo:padding-top="0.178cm" fo:padding-bottom="0.178cm" fo:padding-left="0.303cm" fo:padding-right="0.303cm"/>
    </style:style>
    <style:style style:name="gr30" style:family="graphic" style:parent-style-name="standard">
      <style:graphic-properties svg:stroke-width="0.106cm" svg:stroke-color="#666666" draw:marker-start-width="0.359cm" draw:marker-end-width="0.359cm" draw:fill-color="#00a933" draw:textarea-horizontal-align="justify" draw:textarea-vertical-align="middle" draw:auto-grow-height="false" fo:min-height="0.428cm" fo:min-width="2.084cm" fo:padding-top="0.178cm" fo:padding-bottom="0.178cm" fo:padding-left="0.303cm" fo:padding-right="0.303cm"/>
    </style:style>
    <style:style style:name="gr31" style:family="graphic" style:parent-style-name="objectwithoutfill">
      <style:graphic-properties draw:stroke="dash" draw:stroke-dash="Double_20_Dash" svg:stroke-width="0.159cm" svg:stroke-color="#ffffff" draw:marker-start-width="0.438cm" draw:marker-end-width="0.438cm" svg:stroke-linecap="butt" draw:fill="none" draw:textarea-vertical-align="middle" fo:padding-top="0.204cm" fo:padding-bottom="0.204cm" fo:padding-left="0.329cm" fo:padding-right="0.329cm"/>
    </style:style>
    <style:style style:name="gr32" style:family="graphic" style:parent-style-name="objectwithoutfill">
      <style:graphic-properties svg:stroke-width="0.159cm" svg:stroke-color="#1c1c1c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3" style:family="graphic" style:parent-style-name="standard">
      <style:graphic-properties svg:stroke-width="0.159cm" draw:marker-start-width="0.438cm" draw:marker-end-width="0.438cm" draw:fill-color="#b4c7dc" draw:textarea-horizontal-align="justify" draw:textarea-vertical-align="middle" draw:auto-grow-height="false" fo:min-height="1.006cm" fo:min-width="0.756cm" fo:padding-top="0.204cm" fo:padding-bottom="0.204cm" fo:padding-left="0.329cm" fo:padding-right="0.32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49cm" fo:min-width="0cm"/>
      <style:paragraph-properties style:writing-mode="lr-tb"/>
    </style:style>
    <style:style style:name="pr1" style:family="presentation" style:parent-style-name="標準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標準-notes">
      <style:graphic-properties draw:fill-color="#ffffff" fo:min-height="13.364cm"/>
      <style:paragraph-properties style:writing-mode="lr-tb"/>
    </style:style>
    <style:style style:name="pr3" style:family="presentation" style:parent-style-name="標準-title">
      <style:graphic-properties fo:min-height="7.011cm"/>
      <style:paragraph-properties style:writing-mode="lr-tb"/>
    </style:style>
    <style:style style:name="pr4" style:family="presentation" style:parent-style-name="標準-outline1">
      <style:graphic-properties fo:min-height="24.108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e994"/>
      <style:paragraph-properties fo:text-align="center"/>
    </style:style>
    <style:style style:name="P4" style:family="paragraph">
      <loext:graphic-properties draw:fill-color="#ffaa95"/>
      <style:paragraph-properties fo:text-align="center"/>
    </style:style>
    <style:style style:name="P5" style:family="paragraph">
      <loext:graphic-properties draw:fill-color="#b4c7dc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b3cac7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text-properties style:font-name="IPAexゴシック1" style:font-name-asian="IPAexゴシック1"/>
    </style:style>
    <style:style style:name="P10" style:family="paragraph">
      <loext:graphic-properties draw:fill="none" draw:fill-color="#ffffff"/>
      <style:text-properties style:font-name="IPAexゴシック1" style:font-name-asian="IPAexゴシック1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loext:graphic-properties draw:fill="none" draw:fill-color="#ffffff"/>
      <style:text-properties fo:font-size="26pt" style:font-size-asian="26pt" style:font-size-complex="26pt"/>
    </style:style>
    <style:style style:name="P13" style:family="paragraph">
      <loext:graphic-properties draw:fill-color="#ffde59"/>
      <style:paragraph-properties fo:text-align="center"/>
    </style:style>
    <style:style style:name="P14" style:family="paragraph">
      <loext:graphic-properties draw:fill="solid" draw:fill-color="#b2b2b2"/>
      <style:paragraph-properties fo:text-align="center"/>
    </style:style>
    <style:style style:name="P15" style:family="paragraph">
      <loext:graphic-properties draw:fill-color="#fbebab"/>
      <style:paragraph-properties fo:text-align="center"/>
    </style:style>
    <style:style style:name="P16" style:family="paragraph">
      <loext:graphic-properties draw:fill-color="#bbe33d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-color="#ff6d6d"/>
      <style:paragraph-properties fo:text-align="center"/>
    </style:style>
    <style:style style:name="P19" style:family="paragraph">
      <loext:graphic-properties draw:fill-color="#00a933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IPAexゴシック1" fo:font-size="26pt" style:font-name-asian="IPAexゴシック1" style:font-size-asian="26pt" style:font-size-complex="2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0">
        <draw:custom-shape draw:style-name="gr2" draw:text-style-name="P2" draw:layer="layout" svg:width="53.6cm" svg:height="19cm" svg:x="3.6cm" svg:y="5.2cm">
          <text:p/>
          <draw:enhanced-geometry svg:viewBox="0 0 21600 21600" draw:type="rectangle" draw:enhanced-path="M 0 0 L 21600 0 21600 21600 0 21600 0 0 Z N"/>
        </draw:custom-shape>
        <draw:g draw:style-name="gr3">
          <draw:custom-shape draw:style-name="gr4" draw:text-style-name="P3" draw:layer="layout" svg:width="14.4cm" svg:height="2cm" svg:x="6.069cm" svg:y="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4.4cm" svg:height="2cm" svg:x="6.069cm" svg:y="1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1.8cm" svg:x="12.269cm" svg:y="10.1cm">
            <text:p/>
            <draw:enhanced-geometry svg:viewBox="0 0 21600 21600" draw:type="rectangle" draw:enhanced-path="M 0 0 L 21600 0 21600 21600 0 21600 0 0 Z N"/>
          </draw:custom-shape>
          <draw:g draw:style-name="gr3">
            <draw:custom-shape draw:style-name="gr6" draw:text-style-name="P5" draw:layer="layout" svg:width="1.2cm" svg:height="2.4cm" svg:x="10.24cm" svg:y="1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1.543cm" svg:height="1.114cm" svg:x="10.069cm" svg:y="12.043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  <draw:line draw:style-name="gr8" draw:text-style-name="P6" draw:layer="layout" svg:x1="11.612cm" svg:y1="12.6cm" svg:x2="12.298cm" svg:y2="12.6cm">
              <text:p/>
            </draw:line>
          </draw:g>
          <draw:g draw:style-name="gr3">
            <draw:custom-shape draw:style-name="gr9" draw:text-style-name="P7" draw:layer="layout" svg:width="1.077cm" svg:height="2.154cm" svg:x="13.637cm" svg:y="13.6cm">
              <text:p/>
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</draw:custom-shape>
            <draw:custom-shape draw:style-name="gr10" draw:text-style-name="P7" draw:layer="layout" svg:width="1.385cm" svg:height="1cm" svg:x="13.483cm" svg:y="14.177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  </draw:custom-shape>
            <draw:line draw:style-name="gr8" draw:text-style-name="P6" draw:layer="layout" svg:x1="13.484cm" svg:y1="14.677cm" svg:x2="12.869cm" svg:y2="14.677cm">
              <text:p/>
            </draw:line>
          </draw:g>
          <draw:g draw:style-name="gr3">
            <draw:custom-shape draw:style-name="gr6" draw:text-style-name="P5" draw:layer="layout" svg:width="1.2cm" svg:height="2.4cm" svg:x="8.156cm" svg:y="10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1.543cm" svg:height="1.114cm" svg:x="7.985cm" svg:y="11.443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  <draw:line draw:style-name="gr8" draw:text-style-name="P6" draw:layer="layout" svg:x1="9.528cm" svg:y1="12cm" svg:x2="10.214cm" svg:y2="12cm">
              <text:p/>
            </draw:line>
          </draw:g>
          <draw:g draw:style-name="gr3">
            <draw:custom-shape draw:style-name="gr6" draw:text-style-name="P5" draw:layer="layout" svg:width="1.2cm" svg:height="2.4cm" svg:x="6.84cm" svg:y="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1.543cm" svg:height="1.114cm" svg:x="6.669cm" svg:y="13.643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  <draw:line draw:style-name="gr8" draw:text-style-name="P6" draw:layer="layout" svg:x1="8.212cm" svg:y1="14.2cm" svg:x2="8.898cm" svg:y2="14.2cm">
              <text:p/>
            </draw:line>
          </draw:g>
          <draw:g draw:style-name="gr3">
            <draw:custom-shape draw:style-name="gr9" draw:text-style-name="P7" draw:layer="layout" svg:width="1.077cm" svg:height="2.154cm" svg:x="15.51cm" svg:y="12.2cm">
              <text:p/>
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</draw:custom-shape>
            <draw:custom-shape draw:style-name="gr10" draw:text-style-name="P7" draw:layer="layout" svg:width="1.385cm" svg:height="1cm" svg:x="15.356cm" svg:y="12.777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  </draw:custom-shape>
            <draw:line draw:style-name="gr8" draw:text-style-name="P6" draw:layer="layout" svg:x1="15.357cm" svg:y1="13.277cm" svg:x2="14.742cm" svg:y2="13.277cm">
              <text:p/>
            </draw:line>
          </draw:g>
          <draw:g draw:style-name="gr3">
            <draw:custom-shape draw:style-name="gr9" draw:text-style-name="P7" draw:layer="layout" svg:width="1.077cm" svg:height="2.154cm" svg:x="18.037cm" svg:y="13.2cm">
              <text:p/>
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</draw:custom-shape>
            <draw:custom-shape draw:style-name="gr10" draw:text-style-name="P7" draw:layer="layout" svg:width="1.385cm" svg:height="1cm" svg:x="17.883cm" svg:y="13.777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  </draw:custom-shape>
            <draw:line draw:style-name="gr8" draw:text-style-name="P6" draw:layer="layout" svg:x1="17.884cm" svg:y1="14.277cm" svg:x2="17.269cm" svg:y2="14.277cm">
              <text:p/>
            </draw:line>
          </draw:g>
        </draw:g>
        <draw:g draw:style-name="gr3">
          <draw:custom-shape draw:style-name="gr4" draw:text-style-name="P3" draw:layer="layout" svg:width="14.4cm" svg:height="2cm" svg:x="27.066cm" svg:y="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4.4cm" svg:height="2cm" svg:x="27.066cm" svg:y="16cm">
            <text:p/>
            <draw:enhanced-geometry svg:viewBox="0 0 21600 21600" draw:type="rectangle" draw:enhanced-path="M 0 0 L 21600 0 21600 21600 0 21600 0 0 Z N"/>
          </draw:custom-shape>
          <draw:g draw:style-name="gr3">
            <draw:custom-shape draw:style-name="gr6" draw:text-style-name="P5" draw:layer="layout" svg:width="1.2cm" svg:height="2.4cm" svg:x="33.008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1.543cm" svg:height="1.114cm" svg:x="32.837cm" svg:y="11.243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  <draw:line draw:style-name="gr8" draw:text-style-name="P6" draw:layer="layout" svg:x1="34.38cm" svg:y1="11.8cm" svg:x2="35.066cm" svg:y2="11.8cm">
              <text:p/>
            </draw:line>
          </draw:g>
          <draw:g draw:style-name="gr3">
            <draw:custom-shape draw:style-name="gr9" draw:text-style-name="P7" draw:layer="layout" svg:width="1.077cm" svg:height="2.154cm" svg:x="32.434cm" svg:y="13.6cm">
              <text:p/>
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</draw:custom-shape>
            <draw:custom-shape draw:style-name="gr10" draw:text-style-name="P7" draw:layer="layout" svg:width="1.385cm" svg:height="1cm" svg:x="32.28cm" svg:y="14.177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  </draw:custom-shape>
            <draw:line draw:style-name="gr8" draw:text-style-name="P6" draw:layer="layout" svg:x1="32.281cm" svg:y1="14.677cm" svg:x2="31.666cm" svg:y2="14.677cm">
              <text:p/>
            </draw:line>
          </draw:g>
          <draw:g draw:style-name="gr3">
            <draw:custom-shape draw:style-name="gr6" draw:text-style-name="P5" draw:layer="layout" svg:width="1.2cm" svg:height="2.4cm" svg:x="30.408cm" svg:y="10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1.543cm" svg:height="1.114cm" svg:x="30.237cm" svg:y="11.243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  <draw:line draw:style-name="gr8" draw:text-style-name="P6" draw:layer="layout" svg:x1="31.78cm" svg:y1="11.8cm" svg:x2="32.466cm" svg:y2="11.8cm">
              <text:p/>
            </draw:line>
          </draw:g>
          <draw:g draw:style-name="gr3">
            <draw:custom-shape draw:style-name="gr6" draw:text-style-name="P5" draw:layer="layout" svg:width="1.2cm" svg:height="2.4cm" svg:x="28.637cm" svg:y="12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1.543cm" svg:height="1.114cm" svg:x="28.466cm" svg:y="12.843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  <draw:line draw:style-name="gr8" draw:text-style-name="P6" draw:layer="layout" svg:x1="30.009cm" svg:y1="13.4cm" svg:x2="30.695cm" svg:y2="13.4cm">
              <text:p/>
            </draw:line>
          </draw:g>
          <draw:g draw:style-name="gr3">
            <draw:custom-shape draw:style-name="gr9" draw:text-style-name="P7" draw:layer="layout" svg:width="1.077cm" svg:height="2.154cm" svg:x="35.122cm" svg:y="12.846cm">
              <text:p/>
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</draw:custom-shape>
            <draw:custom-shape draw:style-name="gr10" draw:text-style-name="P7" draw:layer="layout" svg:width="1.385cm" svg:height="1cm" svg:x="34.968cm" svg:y="13.423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  </draw:custom-shape>
            <draw:line draw:style-name="gr8" draw:text-style-name="P6" draw:layer="layout" svg:x1="34.969cm" svg:y1="13.923cm" svg:x2="34.354cm" svg:y2="13.923cm">
              <text:p/>
            </draw:line>
          </draw:g>
          <draw:g draw:style-name="gr3">
            <draw:custom-shape draw:style-name="gr9" draw:text-style-name="P7" draw:layer="layout" svg:width="1.077cm" svg:height="2.154cm" svg:x="37.234cm" svg:y="13.446cm">
              <text:p/>
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</draw:custom-shape>
            <draw:custom-shape draw:style-name="gr10" draw:text-style-name="P7" draw:layer="layout" svg:width="1.385cm" svg:height="1cm" svg:x="37.08cm" svg:y="14.023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  </draw:custom-shape>
            <draw:line draw:style-name="gr8" draw:text-style-name="P6" draw:layer="layout" svg:x1="37.081cm" svg:y1="14.523cm" svg:x2="36.466cm" svg:y2="14.523cm">
              <text:p/>
            </draw:line>
          </draw:g>
        </draw:g>
        <draw:g draw:style-name="gr3">
          <draw:custom-shape draw:style-name="gr11" draw:text-style-name="P3" draw:layer="layout" svg:width="2cm" svg:height="1.8cm" svg:x="46.25cm" svg:y="8.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1.8cm" svg:x="46.25cm" svg:y="11.1cm">
            <text:p/>
            <draw:enhanced-geometry svg:viewBox="0 0 21600 21600" draw:type="rectangle" draw:enhanced-path="M 0 0 L 21600 0 21600 21600 0 21600 0 0 Z N"/>
          </draw:custom-shape>
          <draw:g draw:style-name="gr3">
            <draw:custom-shape draw:style-name="gr12" draw:text-style-name="P5" draw:layer="layout" svg:width="1.4cm" svg:height="2.8cm" svg:x="46.15cm" svg:y="13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5" draw:layer="layout" svg:width="1.8cm" svg:height="1.3cm" svg:x="45.95cm" svg:y="14.55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  <draw:line draw:style-name="gr8" draw:text-style-name="P6" draw:layer="layout" svg:x1="47.75cm" svg:y1="15.2cm" svg:x2="48.55cm" svg:y2="15.2cm">
              <text:p/>
            </draw:line>
          </draw:g>
          <draw:g draw:style-name="gr3">
            <draw:custom-shape draw:style-name="gr14" draw:text-style-name="P7" draw:layer="layout" svg:width="1.4cm" svg:height="2.8cm" svg:x="46.95cm" svg:y="17.8cm">
              <text:p/>
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</draw:custom-shape>
            <draw:custom-shape draw:style-name="gr15" draw:text-style-name="P7" draw:layer="layout" svg:width="1.8cm" svg:height="1.3cm" svg:x="46.75cm" svg:y="18.55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  </draw:custom-shape>
            <draw:line draw:style-name="gr8" draw:text-style-name="P6" draw:layer="layout" svg:x1="46.75cm" svg:y1="19.2cm" svg:x2="45.95cm" svg:y2="19.2cm">
              <text:p/>
            </draw:line>
          </draw:g>
          <draw:frame draw:style-name="gr16" draw:text-style-name="P8" draw:layer="layout" svg:width="1.421cm" svg:height="1.17cm" svg:x="50cm" svg:y="8.415cm">
            <draw:text-box>
              <text:p><text:span text:style-name="T1">壁</text:span></text:p>
            </draw:text-box>
          </draw:frame>
          <draw:frame draw:style-name="gr16" draw:text-style-name="P10" draw:layer="layout" svg:width="3.258cm" svg:height="1.17cm" svg:x="50cm" svg:y="11.415cm">
            <draw:text-box>
              <text:p text:style-name="P9"><text:span text:style-name="T2">障害物</text:span></text:p>
            </draw:text-box>
          </draw:frame>
          <draw:frame draw:style-name="gr16" draw:text-style-name="P10" draw:layer="layout" svg:width="6.014cm" svg:height="1.17cm" svg:x="50cm" svg:y="14.615cm">
            <draw:text-box>
              <text:p text:style-name="P9"><text:span text:style-name="T2">右側に進む人</text:span></text:p>
            </draw:text-box>
          </draw:frame>
          <draw:frame draw:style-name="gr16" draw:text-style-name="P10" draw:layer="layout" svg:width="6.014cm" svg:height="1.17cm" svg:x="50cm" svg:y="18.615cm">
            <draw:text-box>
              <text:p text:style-name="P9"><text:span text:style-name="T2">左側に進む人</text:span></text:p>
            </draw:text-box>
          </draw:frame>
        </draw:g>
        <draw:frame draw:style-name="gr16" draw:text-style-name="P12" draw:layer="layout" svg:width="14.269cm" svg:height="1.508cm" svg:x="27.132cm" svg:y="21cm">
          <draw:text-box>
            <text:p text:style-name="P11"><text:span text:style-name="T3">(b)</text:span><text:span text:style-name="T3">人の滞留が起きないとき</text:span></text:p>
          </draw:text-box>
        </draw:frame>
        <draw:frame draw:style-name="gr16" draw:text-style-name="P12" draw:layer="layout" svg:width="13.143cm" svg:height="1.508cm" svg:x="6.698cm" svg:y="21cm">
          <draw:text-box>
            <text:p text:style-name="P11"><text:span text:style-name="T3">(a)</text:span><text:span text:style-name="T3">人の滞留が起きるとき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draw:custom-shape draw:style-name="gr2" draw:text-style-name="P2" draw:layer="layout" svg:width="53.6cm" svg:height="19cm" svg:x="3.6cm" svg:y="-14.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4.03cm" svg:height="2.01cm" svg:x="6.069cm" svg:y="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14.03cm" svg:height="2.01cm" svg:x="6.069cm" svg:y="16cm">
          <text:p/>
          <draw:enhanced-geometry svg:viewBox="0 0 21600 21600" draw:type="rectangle" draw:enhanced-path="M 0 0 L 21600 0 21600 21600 0 21600 0 0 Z N"/>
        </draw:custom-shape>
        <draw:frame draw:style-name="gr16" draw:text-style-name="P12" draw:layer="layout" svg:width="14.269cm" svg:height="1.508cm" svg:x="27.132cm" svg:y="21cm">
          <draw:text-box>
            <text:p text:style-name="P11"><text:span text:style-name="T3">(b)</text:span><text:span text:style-name="T3">人の滞留が起きないとき</text:span></text:p>
          </draw:text-box>
        </draw:frame>
        <draw:frame draw:style-name="gr16" draw:text-style-name="P12" draw:layer="layout" svg:width="13.143cm" svg:height="1.508cm" svg:x="6.698cm" svg:y="21cm">
          <draw:text-box>
            <text:p text:style-name="P11"><text:span text:style-name="T3">(a)</text:span><text:span text:style-name="T3">人の滞留が起きるとき</text:span></text:p>
          </draw:text-box>
        </draw:frame>
        <draw:line draw:style-name="gr18" draw:text-style-name="P6" draw:layer="layout" svg:x1="6.069cm" svg:y1="10cm" svg:x2="6.069cm" svg:y2="16cm">
          <text:p/>
        </draw:line>
        <draw:line draw:style-name="gr18" draw:text-style-name="P6" draw:layer="layout" svg:x1="6.069cm" svg:y1="10cm" svg:x2="6.069cm" svg:y2="16cm">
          <text:p/>
        </draw:line>
        <draw:line draw:style-name="gr18" draw:text-style-name="P6" draw:layer="layout" svg:x1="8.069cm" svg:y1="10cm" svg:x2="8.069cm" svg:y2="16cm">
          <text:p/>
        </draw:line>
        <draw:line draw:style-name="gr18" draw:text-style-name="P6" draw:layer="layout" svg:x1="10.069cm" svg:y1="10cm" svg:x2="10.069cm" svg:y2="16cm">
          <text:p/>
        </draw:line>
        <draw:line draw:style-name="gr18" draw:text-style-name="P6" draw:layer="layout" svg:x1="12.069cm" svg:y1="10cm" svg:x2="12.069cm" svg:y2="16cm">
          <text:p/>
        </draw:line>
        <draw:line draw:style-name="gr18" draw:text-style-name="P6" draw:layer="layout" svg:x1="14.069cm" svg:y1="10cm" svg:x2="14.069cm" svg:y2="16cm">
          <text:p/>
        </draw:line>
        <draw:line draw:style-name="gr18" draw:text-style-name="P6" draw:layer="layout" svg:x1="16.069cm" svg:y1="10cm" svg:x2="16.069cm" svg:y2="16cm">
          <text:p/>
        </draw:line>
        <draw:line draw:style-name="gr18" draw:text-style-name="P6" draw:layer="layout" svg:x1="18.069cm" svg:y1="10cm" svg:x2="18.069cm" svg:y2="16cm">
          <text:p/>
        </draw:line>
        <draw:line draw:style-name="gr18" draw:text-style-name="P6" draw:layer="layout" svg:x1="20.069cm" svg:y1="10cm" svg:x2="20.069cm" svg:y2="16cm">
          <text:p/>
        </draw:line>
        <draw:line draw:style-name="gr18" draw:text-style-name="P6" draw:layer="layout" svg:x1="20.069cm" svg:y1="12cm" svg:x2="6.069cm" svg:y2="12cm">
          <text:p/>
        </draw:line>
        <draw:line draw:style-name="gr18" draw:text-style-name="P6" draw:layer="layout" svg:x1="20.069cm" svg:y1="14cm" svg:x2="6.069cm" svg:y2="14cm">
          <text:p/>
        </draw:line>
        <draw:custom-shape draw:style-name="gr19" draw:text-style-name="P5" draw:layer="layout" svg:width="2cm" svg:height="2cm" svg:x="10.069cm" svg:y="10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2cm" svg:height="2cm" svg:x="10.07cm" svg:y="10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2cm" svg:height="2cm" svg:x="8.072cm" svg:y="12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2cm" svg:height="2cm" svg:x="12.073cm" svg:y="12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2cm" svg:height="2cm" svg:x="14.074cm" svg:y="14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2cm" svg:height="2cm" svg:x="14.075cm" svg:y="14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2cm" svg:height="2cm" svg:x="16.076cm" svg:y="14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2cm" svg:height="2cm" svg:x="18.07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2cm" svg:height="2cm" svg:x="32.8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2cm" svg:height="2cm" svg:x="30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2cm" svg:height="2cm" svg:x="27.6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2cm" svg:height="2cm" svg:x="3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2cm" svg:height="2cm" svg:x="34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draw:layer="layout" svg:width="2cm" svg:height="2cm" svg:x="37.6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14.03cm" svg:height="2.01cm" svg:x="27.269cm" svg:y="1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14.03cm" svg:height="2.01cm" svg:x="27.269cm" svg:y="8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custom-shape draw:style-name="gr2" draw:text-style-name="P2" draw:layer="layout" svg:width="53.6cm" svg:height="19cm" svg:x="2.8cm" svg:y="-15.6cm">
          <text:p/>
          <draw:enhanced-geometry svg:viewBox="0 0 21600 21600" draw:type="rectangle" draw:enhanced-path="M 0 0 L 21600 0 21600 21600 0 21600 0 0 Z N"/>
        </draw:custom-shape>
        <draw:g draw:style-name="gr3">
          <draw:custom-shape draw:style-name="gr4" draw:text-style-name="P3" draw:layer="layout" svg:width="14.4cm" svg:height="2cm" svg:x="6.069cm" svg:y="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14.4cm" svg:height="2cm" svg:x="6.069cm" svg:y="1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1.8cm" svg:x="12.269cm" svg:y="10.1cm">
            <text:p/>
            <draw:enhanced-geometry svg:viewBox="0 0 21600 21600" draw:type="rectangle" draw:enhanced-path="M 0 0 L 21600 0 21600 21600 0 21600 0 0 Z N"/>
          </draw:custom-shape>
          <draw:g draw:style-name="gr3">
            <draw:custom-shape draw:style-name="gr6" draw:text-style-name="P5" draw:layer="layout" svg:width="1.2cm" svg:height="2.4cm" svg:x="10.24cm" svg:y="1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1.543cm" svg:height="1.114cm" svg:x="10.069cm" svg:y="12.043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  <draw:line draw:style-name="gr8" draw:text-style-name="P6" draw:layer="layout" svg:x1="11.612cm" svg:y1="12.6cm" svg:x2="12.298cm" svg:y2="12.6cm">
              <text:p/>
            </draw:line>
          </draw:g>
          <draw:g draw:style-name="gr3">
            <draw:custom-shape draw:style-name="gr9" draw:text-style-name="P7" draw:layer="layout" svg:width="1.077cm" svg:height="2.154cm" svg:x="13.637cm" svg:y="13.6cm">
              <text:p/>
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</draw:custom-shape>
            <draw:custom-shape draw:style-name="gr10" draw:text-style-name="P7" draw:layer="layout" svg:width="1.385cm" svg:height="1cm" svg:x="13.483cm" svg:y="14.177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  </draw:custom-shape>
            <draw:line draw:style-name="gr8" draw:text-style-name="P6" draw:layer="layout" svg:x1="13.484cm" svg:y1="14.677cm" svg:x2="12.869cm" svg:y2="14.677cm">
              <text:p/>
            </draw:line>
          </draw:g>
          <draw:g draw:style-name="gr3">
            <draw:custom-shape draw:style-name="gr6" draw:text-style-name="P5" draw:layer="layout" svg:width="1.2cm" svg:height="2.4cm" svg:x="8.156cm" svg:y="10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1.543cm" svg:height="1.114cm" svg:x="7.985cm" svg:y="11.443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  <draw:line draw:style-name="gr8" draw:text-style-name="P6" draw:layer="layout" svg:x1="9.528cm" svg:y1="12cm" svg:x2="10.214cm" svg:y2="12cm">
              <text:p/>
            </draw:line>
          </draw:g>
          <draw:g draw:style-name="gr3">
            <draw:custom-shape draw:style-name="gr6" draw:text-style-name="P5" draw:layer="layout" svg:width="1.2cm" svg:height="2.4cm" svg:x="6.84cm" svg:y="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1.543cm" svg:height="1.114cm" svg:x="6.669cm" svg:y="13.643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  <draw:line draw:style-name="gr8" draw:text-style-name="P6" draw:layer="layout" svg:x1="8.212cm" svg:y1="14.2cm" svg:x2="8.898cm" svg:y2="14.2cm">
              <text:p/>
            </draw:line>
          </draw:g>
          <draw:g draw:style-name="gr3">
            <draw:custom-shape draw:style-name="gr9" draw:text-style-name="P7" draw:layer="layout" svg:width="1.077cm" svg:height="2.154cm" svg:x="15.51cm" svg:y="12.2cm">
              <text:p/>
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</draw:custom-shape>
            <draw:custom-shape draw:style-name="gr10" draw:text-style-name="P7" draw:layer="layout" svg:width="1.385cm" svg:height="1cm" svg:x="15.356cm" svg:y="12.777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  </draw:custom-shape>
            <draw:line draw:style-name="gr8" draw:text-style-name="P6" draw:layer="layout" svg:x1="15.357cm" svg:y1="13.277cm" svg:x2="14.742cm" svg:y2="13.277cm">
              <text:p/>
            </draw:line>
          </draw:g>
          <draw:g draw:style-name="gr3">
            <draw:custom-shape draw:style-name="gr9" draw:text-style-name="P7" draw:layer="layout" svg:width="1.077cm" svg:height="2.154cm" svg:x="18.037cm" svg:y="13.2cm">
              <text:p/>
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</draw:custom-shape>
            <draw:custom-shape draw:style-name="gr10" draw:text-style-name="P7" draw:layer="layout" svg:width="1.385cm" svg:height="1cm" svg:x="17.883cm" svg:y="13.777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  </draw:custom-shape>
            <draw:line draw:style-name="gr8" draw:text-style-name="P6" draw:layer="layout" svg:x1="17.884cm" svg:y1="14.277cm" svg:x2="17.269cm" svg:y2="14.277cm">
              <text:p/>
            </draw:line>
          </draw:g>
        </draw:g>
        <draw:g draw:style-name="gr3">
          <draw:custom-shape draw:style-name="gr6" draw:text-style-name="P5" draw:layer="layout" svg:width="1.2cm" svg:height="2.4cm" svg:x="33.008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1.543cm" svg:height="1.114cm" svg:x="32.837cm" svg:y="11.243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line draw:style-name="gr8" draw:text-style-name="P6" draw:layer="layout" svg:x1="34.38cm" svg:y1="11.8cm" svg:x2="35.066cm" svg:y2="11.8cm">
            <text:p/>
          </draw:line>
        </draw:g>
        <draw:g draw:style-name="gr3">
          <draw:custom-shape draw:style-name="gr9" draw:text-style-name="P7" draw:layer="layout" svg:width="1.077cm" svg:height="2.154cm" svg:x="32.434cm" svg:y="13.6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10" draw:text-style-name="P7" draw:layer="layout" svg:width="1.385cm" svg:height="1cm" svg:x="32.28cm" svg:y="14.177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line draw:style-name="gr8" draw:text-style-name="P6" draw:layer="layout" svg:x1="32.281cm" svg:y1="14.677cm" svg:x2="31.666cm" svg:y2="14.677cm">
            <text:p/>
          </draw:line>
        </draw:g>
        <draw:g draw:style-name="gr3">
          <draw:custom-shape draw:style-name="gr6" draw:text-style-name="P5" draw:layer="layout" svg:width="1.2cm" svg:height="2.4cm" svg:x="30.408cm" svg:y="10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1.543cm" svg:height="1.114cm" svg:x="30.237cm" svg:y="11.243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line draw:style-name="gr8" draw:text-style-name="P6" draw:layer="layout" svg:x1="31.78cm" svg:y1="11.8cm" svg:x2="32.466cm" svg:y2="11.8cm">
            <text:p/>
          </draw:line>
        </draw:g>
        <draw:g draw:style-name="gr3">
          <draw:custom-shape draw:style-name="gr6" draw:text-style-name="P5" draw:layer="layout" svg:width="1.2cm" svg:height="2.4cm" svg:x="28.637cm" svg:y="12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5" draw:layer="layout" svg:width="1.543cm" svg:height="1.114cm" svg:x="28.466cm" svg:y="12.843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</draw:custom-shape>
          <draw:line draw:style-name="gr8" draw:text-style-name="P6" draw:layer="layout" svg:x1="30.009cm" svg:y1="13.4cm" svg:x2="30.695cm" svg:y2="13.4cm">
            <text:p/>
          </draw:line>
        </draw:g>
        <draw:g draw:style-name="gr3">
          <draw:custom-shape draw:style-name="gr9" draw:text-style-name="P7" draw:layer="layout" svg:width="1.077cm" svg:height="2.154cm" svg:x="35.122cm" svg:y="12.846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10" draw:text-style-name="P7" draw:layer="layout" svg:width="1.385cm" svg:height="1cm" svg:x="34.968cm" svg:y="13.423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line draw:style-name="gr8" draw:text-style-name="P6" draw:layer="layout" svg:x1="34.969cm" svg:y1="13.923cm" svg:x2="34.354cm" svg:y2="13.923cm">
            <text:p/>
          </draw:line>
        </draw:g>
        <draw:g draw:style-name="gr3">
          <draw:custom-shape draw:style-name="gr9" draw:text-style-name="P7" draw:layer="layout" svg:width="1.077cm" svg:height="2.154cm" svg:x="37.234cm" svg:y="13.446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10" draw:text-style-name="P7" draw:layer="layout" svg:width="1.385cm" svg:height="1cm" svg:x="37.08cm" svg:y="14.023cm">
            <text:p/>
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</draw:custom-shape>
          <draw:line draw:style-name="gr8" draw:text-style-name="P6" draw:layer="layout" svg:x1="37.081cm" svg:y1="14.523cm" svg:x2="36.466cm" svg:y2="14.523cm">
            <text:p/>
          </draw:line>
        </draw:g>
        <draw:g draw:style-name="gr3">
          <draw:custom-shape draw:style-name="gr11" draw:text-style-name="P3" draw:layer="layout" svg:width="2cm" svg:height="1.8cm" svg:x="46.25cm" svg:y="8.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2cm" svg:height="1.8cm" svg:x="46.25cm" svg:y="11.1cm">
            <text:p/>
            <draw:enhanced-geometry svg:viewBox="0 0 21600 21600" draw:type="rectangle" draw:enhanced-path="M 0 0 L 21600 0 21600 21600 0 21600 0 0 Z N"/>
          </draw:custom-shape>
          <draw:g draw:style-name="gr3">
            <draw:custom-shape draw:style-name="gr12" draw:text-style-name="P5" draw:layer="layout" svg:width="1.4cm" svg:height="2.8cm" svg:x="46.15cm" svg:y="13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5" draw:layer="layout" svg:width="1.8cm" svg:height="1.3cm" svg:x="45.95cm" svg:y="14.55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    </draw:custom-shape>
            <draw:line draw:style-name="gr8" draw:text-style-name="P6" draw:layer="layout" svg:x1="47.75cm" svg:y1="15.2cm" svg:x2="48.55cm" svg:y2="15.2cm">
              <text:p/>
            </draw:line>
          </draw:g>
          <draw:g draw:style-name="gr3">
            <draw:custom-shape draw:style-name="gr14" draw:text-style-name="P7" draw:layer="layout" svg:width="1.4cm" svg:height="2.8cm" svg:x="46.95cm" svg:y="17.8cm">
              <text:p/>
  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  </draw:custom-shape>
            <draw:custom-shape draw:style-name="gr15" draw:text-style-name="P7" draw:layer="layout" svg:width="1.8cm" svg:height="1.3cm" svg:x="46.75cm" svg:y="18.55cm">
              <text:p/>
    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    </draw:custom-shape>
            <draw:line draw:style-name="gr8" draw:text-style-name="P6" draw:layer="layout" svg:x1="46.75cm" svg:y1="19.2cm" svg:x2="45.95cm" svg:y2="19.2cm">
              <text:p/>
            </draw:line>
          </draw:g>
          <draw:frame draw:style-name="gr16" draw:text-style-name="P8" draw:layer="layout" svg:width="1.421cm" svg:height="1.17cm" svg:x="50cm" svg:y="8.415cm">
            <draw:text-box>
              <text:p><text:span text:style-name="T1">壁</text:span></text:p>
            </draw:text-box>
          </draw:frame>
          <draw:frame draw:style-name="gr16" draw:text-style-name="P10" draw:layer="layout" svg:width="3.258cm" svg:height="1.17cm" svg:x="50cm" svg:y="11.415cm">
            <draw:text-box>
              <text:p text:style-name="P9"><text:span text:style-name="T2">障害物</text:span></text:p>
            </draw:text-box>
          </draw:frame>
          <draw:frame draw:style-name="gr16" draw:text-style-name="P10" draw:layer="layout" svg:width="6.014cm" svg:height="1.17cm" svg:x="50cm" svg:y="14.615cm">
            <draw:text-box>
              <text:p text:style-name="P9"><text:span text:style-name="T2">右側に進む人</text:span></text:p>
            </draw:text-box>
          </draw:frame>
          <draw:frame draw:style-name="gr16" draw:text-style-name="P10" draw:layer="layout" svg:width="6.014cm" svg:height="1.17cm" svg:x="50cm" svg:y="18.615cm">
            <draw:text-box>
              <text:p text:style-name="P9"><text:span text:style-name="T2">左側に進む人</text:span></text:p>
            </draw:text-box>
          </draw:frame>
        </draw:g>
        <draw:frame draw:style-name="gr16" draw:text-style-name="P12" draw:layer="layout" svg:width="14.269cm" svg:height="1.508cm" svg:x="27.132cm" svg:y="21cm">
          <draw:text-box>
            <text:p text:style-name="P11"><text:span text:style-name="T3">(b)</text:span><text:span text:style-name="T3">人の滞留が起きないとき</text:span></text:p>
          </draw:text-box>
        </draw:frame>
        <draw:frame draw:style-name="gr16" draw:text-style-name="P12" draw:layer="layout" svg:width="13.143cm" svg:height="1.508cm" svg:x="6.698cm" svg:y="21cm">
          <draw:text-box>
            <text:p text:style-name="P11"><text:span text:style-name="T3">(a)</text:span><text:span text:style-name="T3">人の滞留が起きるとき</text:span></text:p>
          </draw:text-box>
        </draw:frame>
        <draw:custom-shape draw:style-name="gr22" draw:text-style-name="P3" draw:layer="layout" svg:width="2cm" svg:height="2cm" svg:x="27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2cm" svg:height="2cm" svg:x="29.201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2cm" svg:height="2cm" svg:x="31.202cm" svg:y="8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2cm" svg:height="2cm" svg:x="33.203cm" svg:y="8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2cm" svg:height="2cm" svg:x="35.204cm" svg:y="8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2cm" svg:height="2cm" svg:x="37.205cm" svg:y="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2cm" svg:height="2cm" svg:x="39.206cm" svg:y="8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2cm" svg:height="2cm" svg:x="27.201cm" svg:y="1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2cm" svg:height="2cm" svg:x="29.202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2cm" svg:height="2cm" svg:x="31.203cm" svg:y="1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2cm" svg:height="2cm" svg:x="33.204cm" svg:y="16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2cm" svg:height="2cm" svg:x="35.205cm" svg:y="16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2cm" svg:height="2cm" svg:x="37.206cm" svg:y="16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2cm" svg:height="2cm" svg:x="39.207cm" svg:y="16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3" draw:layer="layout" svg:width="53.458cm" svg:height="7.011cm" svg:x="2.969cm" svg:y="1.674cm" presentation:class="title" presentation:placeholder="true">
          <draw:text-box/>
        </draw:frame>
        <draw:frame presentation:style-name="pr4" draw:layer="layout" svg:width="53.458cm" svg:height="24.358cm" svg:x="2.969cm" svg:y="9.826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0">
        <draw:custom-shape draw:style-name="gr24" draw:text-style-name="P2" draw:layer="layout" svg:width="60.8cm" svg:height="25cm" svg:x="-1.4cm" svg:y="7.4cm">
          <text:p/>
          <draw:enhanced-geometry svg:viewBox="0 0 21600 21600" draw:type="rectangle" draw:enhanced-path="M 0 0 L 21600 0 21600 21600 0 21600 0 0 Z N"/>
        </draw:custom-shape>
        <draw:g draw:style-name="gr3">
          <draw:polygon draw:style-name="gr25" draw:text-style-name="P14" draw:layer="layout" svg:width="28.999cm" svg:height="15.199cm" svg:x="0.2cm" svg:y="11cm" svg:viewBox="0 0 29000 15200" draw:points="0,10000 0,8200 7000,8200 6600,3800 800,3800 800,2600 6600,2400 6400,0 7600,0 8400,8200 15200,8200 14800,0 16200,0 16600,8200 29000,8200 29000,10000 25200,10000 25400,15000 24000,15200 23600,10000">
            <text:p/>
          </draw:polygon>
          <draw:custom-shape draw:style-name="gr26" draw:text-style-name="P15" draw:layer="layout" svg:width="2.4cm" svg:height="2.8cm" svg:x="1.8cm" svg:y="23.6cm">
            <text:p/>
            <draw:enhanced-geometry svg:viewBox="0 0 21600 21600" draw:type="rectangle" draw:enhanced-path="M 0 0 L 21600 0 21600 21600 0 21600 0 0 Z N"/>
          </draw:custom-shape>
          <draw:polygon draw:style-name="gr27" draw:text-style-name="P16" draw:layer="layout" svg:width="7.199cm" svg:height="7.999cm" svg:x="8cm" svg:y="11cm" svg:viewBox="0 0 7200 8000" draw:points="800,8000 0,0 6800,0 7200,8000">
            <text:p/>
          </draw:polygon>
          <draw:custom-shape draw:style-name="gr28" draw:text-style-name="P17" draw:layer="layout" svg:width="4.8cm" svg:height="1.4cm" svg:x="0.6cm" svg:y="22.8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6" draw:text-style-name="P15" draw:layer="layout" svg:width="2.4cm" svg:height="2.8cm" svg:x="17cm" svg:y="22.6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8" draw:layer="layout" svg:width="4.8cm" svg:height="1.4cm" svg:x="15.8cm" svg:y="21.8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6" draw:text-style-name="P15" draw:layer="layout" svg:width="2.4cm" svg:height="2.8cm" svg:x="2.2cm" svg:y="16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9" draw:layer="layout" svg:width="4.8cm" svg:height="1.4cm" svg:x="1cm" svg:y="15.2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6" draw:text-style-name="P15" draw:layer="layout" svg:width="2.4cm" svg:height="2.8cm" svg:x="19.8cm" svg:y="15.2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18" draw:layer="layout" svg:width="4.8cm" svg:height="1.4cm" svg:x="18.6cm" svg:y="14.4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31" draw:text-style-name="P6" draw:layer="layout" svg:x1="0.8cm" svg:y1="20.1cm" svg:x2="28.4cm" svg:y2="20.1cm">
            <text:p/>
          </draw:line>
          <draw:line draw:style-name="gr31" draw:text-style-name="P6" draw:layer="layout" svg:x1="16.1cm" svg:y1="19.4cm" svg:x2="15.7cm" svg:y2="11.4cm">
            <text:p/>
          </draw:line>
          <draw:line draw:style-name="gr31" draw:text-style-name="P6" draw:layer="layout" svg:x1="8cm" svg:y1="19.2cm" svg:x2="7.2cm" svg:y2="11.4cm">
            <text:p/>
          </draw:line>
          <draw:line draw:style-name="gr31" draw:text-style-name="P6" draw:layer="layout" svg:x1="24.8cm" svg:y1="25.8cm" svg:x2="24.6cm" svg:y2="21cm">
            <text:p/>
          </draw:line>
          <draw:line draw:style-name="gr31" draw:text-style-name="P6" draw:layer="layout" svg:x1="6.4cm" svg:y1="14.2cm" svg:x2="1.596cm" svg:y2="14.2cm">
            <text:p/>
          </draw:line>
        </draw:g>
        <draw:g draw:style-name="gr3">
          <draw:line draw:style-name="gr32" draw:text-style-name="P6" draw:layer="layout" svg:x1="40.093cm" svg:y1="14.202cm" svg:x2="40.093cm" svg:y2="18.398cm">
            <text:p/>
          </draw:line>
          <draw:line draw:style-name="gr32" draw:text-style-name="P6" draw:layer="layout" svg:x1="40.093cm" svg:y1="14.202cm" svg:x2="40.093cm" svg:y2="18.398cm">
            <text:p/>
          </draw:line>
          <draw:custom-shape draw:style-name="gr33" draw:text-style-name="P5" draw:layer="layout" svg:width="2cm" svg:height="2cm" svg:x="53.093cm" svg:y="18.1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5" draw:layer="layout" svg:width="2cm" svg:height="2cm" svg:x="39.095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5" draw:layer="layout" svg:width="2cm" svg:height="2cm" draw:transform="skewX (-0.0204203522483337) translate (39.097cm 12.20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5" draw:layer="layout" svg:width="2cm" svg:height="2cm" svg:x="44.098cm" svg:y="8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5" draw:layer="layout" svg:width="2cm" svg:height="2cm" svg:x="56.095cm" svg:y="1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5" draw:layer="layout" svg:width="2cm" svg:height="2cm" svg:x="53.095cm" svg:y="24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2" draw:text-style-name="P6" draw:layer="layout" svg:x1="45.093cm" svg:y1="10.202cm" svg:x2="46.093cm" svg:y2="18.201cm">
            <text:p/>
          </draw:line>
          <draw:line draw:style-name="gr32" draw:text-style-name="P6" draw:layer="layout" svg:x1="54.093cm" svg:y1="20.202cm" svg:x2="54.093cm" svg:y2="24.398cm">
            <text:p/>
          </draw:line>
          <draw:line draw:style-name="gr32" draw:text-style-name="P6" draw:layer="layout" svg:x1="41.095cm" svg:y1="19.198cm" svg:x2="56.095cm" svg:y2="18.998cm">
            <text:p/>
          </draw:line>
          <draw:custom-shape draw:style-name="gr33" draw:text-style-name="P5" draw:layer="layout" svg:width="2cm" svg:height="2cm" svg:x="53.094cm" svg:y="18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5" draw:layer="layout" svg:width="2cm" svg:height="2cm" svg:x="45.096cm" svg:y="18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5" draw:layer="layout" svg:width="2cm" svg:height="2cm" svg:x="38.599cm" svg:y="8.2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5" draw:layer="layout" svg:width="2cm" svg:height="2cm" svg:x="34.6cm" svg:y="12.2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2" draw:text-style-name="P6" draw:layer="layout" svg:x1="39.693cm" svg:y1="10.102cm" svg:x2="40.093cm" svg:y2="12.202cm">
            <text:p/>
          </draw:line>
          <draw:line draw:style-name="gr32" draw:text-style-name="P6" draw:layer="layout" svg:x1="36.693cm" svg:y1="13.198cm" svg:x2="39.097cm" svg:y2="13.198cm">
            <text:p/>
          </draw:line>
          <draw:custom-shape draw:style-name="gr33" draw:text-style-name="P5" draw:layer="layout" svg:width="2cm" svg:height="2cm" svg:x="34.601cm" svg:y="18.2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2" draw:text-style-name="P6" draw:layer="layout" svg:x1="36.694cm" svg:y1="19.199cm" svg:x2="39.098cm" svg:y2="19.199cm">
            <text:p/>
          </draw:line>
        </draw:g>
        <draw:frame draw:style-name="gr34" draw:text-style-name="P8" draw:layer="layout" svg:width="11.8cm" svg:height="1.673cm" svg:x="8.8cm" svg:y="29.564cm">
          <draw:text-box>
            <text:p><text:span text:style-name="T4">(a)</text:span><text:span text:style-name="T4">解析する場所</text:span></text:p>
          </draw:text-box>
        </draw:frame>
        <draw:frame draw:style-name="gr35" draw:text-style-name="P8" draw:layer="layout" svg:width="13.8cm" svg:height="1.999cm" svg:x="39.554cm" svg:y="29.401cm">
          <draw:text-box>
            <text:p><text:span text:style-name="T4">(b)</text:span><text:span text:style-name="T4">ネットワークモデル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PAPGothic" svg:font-family="IPAPGothic" style:font-family-generic="system" style:font-pitch="variable"/>
    <style:font-face style:name="IPAexゴシック" svg:font-family="IPAexゴシック" style:font-family-generic="system" style:font-pitch="variable"/>
    <style:font-face style:name="IPAexゴシック1" svg:font-family="IPAexゴシック" style:font-family-generic="swiss" style:font-pitch="variable"/>
    <style:font-face style:name="IPAex明朝" svg:font-family="IPAex明朝" style:font-family-generic="roman" style:font-pitch="variable"/>
    <style:font-face style:name="IPAex明朝1" svg:font-family="IPAex明朝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2" draw:display-name="線の終点 2" svg:viewBox="0 0 20 20" svg:d="M0 20l10-20 10 20z"/>
    <draw:marker draw:name="線の終点_20_3" draw:display-name="線の終点 3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IPAex明朝" fo:font-size="24pt" fo:language="en" fo:country="US" style:font-name-asian="IPAex明朝1" style:font-size-asian="24pt" style:language-asian="ja" style:country-asian="JP" style:font-name-complex="IPA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exゴシック" style:font-family-asian="IPAexゴシック" style:font-family-generic-asian="system" style:font-pitch-asian="variable" style:font-size-asian="18pt" style:font-style-asian="normal" style:font-weight-asian="normal" style:font-name-complex="IPAPGothic" style:font-family-complex="IPA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exゴシック" style:font-family-asian="IPAexゴシック" style:font-family-generic-asian="system" style:font-pitch-asian="variable" style:font-size-asian="20pt" style:font-style-asian="normal" style:font-weight-asian="normal" style:font-name-complex="IPAPGothic" style:font-family-complex="IPA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332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85.3000030517578pt" fo:font-style="normal" fo:text-shadow="none" style:text-underline-style="none" fo:font-weight="normal" style:letter-kerning="true" fo:background-color="transparent" style:font-name-asian="IPAexゴシック" style:font-family-asian="IPAexゴシック" style:font-family-generic-asian="system" style:font-pitch-asian="variable" style:font-size-asian="32pt" style:font-style-asian="normal" style:font-weight-asian="normal" style:font-name-complex="IPAPGothic" style:font-family-complex="IPA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1.066cm" fo:margin-bottom="0cm" fo:text-indent="0cm"/>
      <style:text-properties fo:font-size="74.6999969482422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799cm" fo:margin-bottom="0cm" fo:text-indent="0cm"/>
      <style:text-properties fo:font-size="6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532cm" fo:margin-bottom="0cm" fo:text-indent="0cm"/>
      <style:text-properties fo:font-size="53.2999992370606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266cm" fo:margin-bottom="0cm" fo:text-indent="0cm"/>
      <style:text-properties fo:font-size="53.2999992370606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exゴシック" style:font-family-asian="IPAexゴシック" style:font-family-generic-asian="system" style:font-pitch-asian="variable" style:font-size-asian="32pt" style:font-style-asian="normal" style:font-weight-asian="normal" style:font-name-complex="IPAPGothic" style:font-family-complex="IPA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17.300003051758pt" fo:font-style="normal" fo:text-shadow="none" style:text-underline-style="none" fo:font-weight="normal" style:letter-kerning="true" fo:background-color="transparent" style:font-name-asian="IPAexゴシック" style:font-family-asian="IPAexゴシック" style:font-family-generic-asian="system" style:font-pitch-asian="variable" style:font-size-asian="44pt" style:font-style-asian="normal" style:font-weight-asian="normal" style:font-name-complex="IPAPGothic" style:font-family-complex="IPA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標準" style:page-layout-name="PM1" draw:style-name="Mdp1">
      <draw:frame presentation:style-name="標準-title" draw:layer="backgroundobjects" svg:width="53.458cm" svg:height="7.011cm" svg:x="2.969cm" svg:y="1.674cm" presentation:class="title" presentation:placeholder="true">
        <draw:text-box/>
      </draw:frame>
      <draw:frame presentation:style-name="標準-outline1" draw:layer="backgroundobjects" svg:width="53.458cm" svg:height="24.358cm" svg:x="2.969cm" svg:y="9.826cm" presentation:class="outline" presentation:placeholder="true">
        <draw:text-box/>
      </draw:frame>
      <draw:frame presentation:style-name="Mpr1" draw:text-style-name="MP2" draw:layer="backgroundobjects" svg:width="13.838cm" svg:height="2.894cm" svg:x="2.969cm" svg:y="38.2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18.828cm" svg:height="2.894cm" svg:x="20.314cm" svg:y="38.2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13.838cm" svg:height="2.894cm" svg:x="42.589cm" svg:y="38.26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28:20.202298465</meta:creation-date>
    <dc:date>2023-09-13T17:55:40.100750094</dc:date>
    <meta:editing-duration>PT22M21S</meta:editing-duration>
    <meta:editing-cycles>3</meta:editing-cycles>
    <meta:generator>LibreOffice/7.5.5.2$Linux_X86_64 LibreOffice_project/50$Build-2</meta:generator>
    <meta:document-statistic meta:object-count="263"/>
  </office:meta>
</office:document-meta>
</file>